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91CC5B4335A1319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FranklinGothicDemi" svg:font-family="FranklinGothicDemi"/>
    <style:font-face style:name="FranklinGothicDemi1" svg:font-family="FranklinGothicDemi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0cm"/>
      <style:paragraph-properties style:writing-mode="lr-tb"/>
    </style:style>
    <style:style style:name="gr3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12.768cm" fo:min-width="6.89cm" fo:padding-top="0.017cm" fo:padding-bottom="0.017cm" fo:padding-left="0.017cm" fo:padding-right="0.017cm"/>
    </style:style>
    <style:style style:name="gr4" style:family="graphic" style:parent-style-name="standard">
      <style:graphic-properties svg:stroke-width="0.02cm" svg:stroke-color="#000000" draw:marker-start-width="0.23cm" draw:marker-end-width="0.23cm" draw:fill="bitmap" draw:fill-image-name="Dotted_20_Grid" style:repeat="repeat" draw:textarea-horizontal-align="justify" draw:textarea-vertical-align="middle" draw:auto-grow-height="false" fo:min-height="1.865cm" fo:min-width="1.616cm" fo:padding-top="0.135cm" fo:padding-bottom="0.135cm" fo:padding-left="0.26cm" fo:padding-right="0.26cm"/>
    </style:style>
    <style:style style:name="gr5" style:family="graphic" style:parent-style-name="standard">
      <style:graphic-properties draw:stroke="solid" svg:stroke-width="0.054cm" svg:stroke-color="#333333" draw:stroke-linejoin="round" svg:stroke-linecap="round" draw:fill="solid" draw:fill-color="#eeeeee" fo:padding-top="0.027cm" fo:padding-bottom="0.027cm" fo:padding-left="0.027cm" fo:padding-right="0.027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2cm" fo:min-width="0.8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1cm" fo:min-width="0.804cm"/>
      <style:paragraph-properties style:writing-mode="lr-tb"/>
    </style:style>
    <style:style style:name="gr8" style:family="graphic" style:parent-style-name="standard">
      <style:graphic-properties svg:stroke-width="0.035cm" svg:stroke-color="#c9211e" draw:marker-start-width="0.252cm" draw:marker-end-width="0.252cm" draw:fill-color="#ffffff" draw:textarea-horizontal-align="justify" draw:textarea-vertical-align="middle" draw:auto-grow-height="false" fo:min-height="0.35cm" fo:min-width="0.081cm" fo:padding-top="0.017cm" fo:padding-bottom="0.017cm" fo:padding-left="0.017cm" fo:padding-right="0.017cm"/>
    </style:style>
    <style:style style:name="gr9" style:family="graphic" style:parent-style-name="standard">
      <style:graphic-properties svg:stroke-width="0.035cm" svg:stroke-color="#c9211e" draw:marker-start-width="0.252cm" draw:marker-end-width="0.252cm" draw:fill-color="#ffffff" draw:textarea-horizontal-align="justify" draw:textarea-vertical-align="middle" draw:auto-grow-height="false" fo:min-height="0.347cm" fo:min-width="0.081cm" fo:padding-top="0.017cm" fo:padding-bottom="0.017cm" fo:padding-left="0.017cm" fo:padding-right="0.017cm"/>
    </style:style>
    <style:style style:name="gr10" style:family="graphic" style:parent-style-name="standard">
      <style:graphic-properties svg:stroke-width="0.02cm" svg:stroke-color="#000000" draw:marker-start-width="0.23cm" draw:marker-end-width="0.23cm" draw:fill="bitmap" draw:fill-image-name="Dotted_20_Grid" style:repeat="repeat" draw:textarea-horizontal-align="justify" draw:textarea-vertical-align="middle" draw:auto-grow-height="false" fo:min-height="0.84cm" fo:min-width="0.591cm" fo:padding-top="0.135cm" fo:padding-bottom="0.135cm" fo:padding-left="0.26cm" fo:padding-right="0.26cm"/>
    </style:style>
    <style:style style:name="gr1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3cm" fo:min-width="0.8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cm" fo:min-width="0.8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svg:stroke-width="0.035cm" svg:stroke-color="#c9211e" draw:marker-start-width="0.252cm" draw:marker-end-width="0.252cm" draw:fill-color="#ffffff" draw:textarea-horizontal-align="justify" draw:textarea-vertical-align="middle" draw:auto-grow-height="false" fo:min-height="0.349cm" fo:min-width="0.081cm" fo:padding-top="0.017cm" fo:padding-bottom="0.017cm" fo:padding-left="0.017cm" fo:padding-right="0.017cm"/>
    </style:style>
    <style:style style:name="gr14" style:family="graphic" style:parent-style-name="standard">
      <style:graphic-properties svg:stroke-width="0.02cm" svg:stroke-color="#000000" draw:marker-start-width="0.23cm" draw:marker-end-width="0.23cm" draw:fill="bitmap" draw:fill-image-name="Dotted_20_Grid" style:repeat="repeat" draw:textarea-horizontal-align="justify" draw:textarea-vertical-align="middle" draw:auto-grow-height="false" fo:min-height="0.84cm" fo:min-width="0.589cm" fo:padding-top="0.135cm" fo:padding-bottom="0.135cm" fo:padding-left="0.26cm" fo:padding-right="0.26cm"/>
    </style:style>
    <style:style style:name="gr15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68cm" fo:min-width="0.8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6cm" fo:min-width="0.804cm"/>
      <style:paragraph-properties style:writing-mode="lr-tb"/>
    </style:style>
    <style:style style:name="gr17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5.769cm" fo:min-width="13.999cm" fo:padding-top="0.017cm" fo:padding-bottom="0.017cm" fo:padding-left="0.017cm" fo:padding-right="0.017cm"/>
    </style:style>
    <style:style style:name="gr18" style:family="graphic" style:parent-style-name="standard">
      <style:graphic-properties svg:stroke-width="0.02cm" svg:stroke-color="#000000" draw:marker-start-width="0.23cm" draw:marker-end-width="0.23cm" draw:fill="bitmap" draw:fill-image-name="Dotted_20_Grid" style:repeat="repeat" draw:textarea-horizontal-align="justify" draw:textarea-vertical-align="middle" draw:auto-grow-height="false" fo:min-height="1.865cm" fo:min-width="1.614cm" fo:padding-top="0.135cm" fo:padding-bottom="0.135cm" fo:padding-left="0.26cm" fo:padding-right="0.26cm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2cm" fo:min-width="0.77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3cm" fo:min-width="0.77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4cm" fo:min-width="0.77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2cm" fo:min-width="0.77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3cm" fo:min-width="0.77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4cm" fo:min-width="0.77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2cm" fo:min-width="0.77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3cm" fo:min-width="0.77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4cm" fo:min-width="0.77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2cm" fo:min-width="0.77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3cm" fo:min-width="0.77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4cm" fo:min-width="0.779cm"/>
      <style:paragraph-properties style:writing-mode="lr-tb"/>
    </style:style>
    <style:style style:name="gr31" style:family="graphic" style:parent-style-name="standard">
      <style:graphic-properties svg:stroke-width="0.035cm" svg:stroke-color="#c9211e" draw:marker-start-width="0.252cm" draw:marker-end-width="0.252cm" draw:fill-color="#ffffff" draw:textarea-horizontal-align="justify" draw:textarea-vertical-align="middle" draw:auto-grow-height="false" fo:min-height="0.35cm" fo:min-width="0.08cm" fo:padding-top="0.017cm" fo:padding-bottom="0.017cm" fo:padding-left="0.017cm" fo:padding-right="0.017cm"/>
    </style:style>
    <style:style style:name="gr32" style:family="graphic" style:parent-style-name="standard">
      <style:graphic-properties svg:stroke-width="0.035cm" svg:stroke-color="#c9211e" draw:marker-start-width="0.252cm" draw:marker-end-width="0.252cm" draw:fill-color="#ffffff" draw:textarea-horizontal-align="justify" draw:textarea-vertical-align="middle" draw:auto-grow-height="false" fo:min-height="0.347cm" fo:min-width="0.08cm" fo:padding-top="0.017cm" fo:padding-bottom="0.017cm" fo:padding-left="0.017cm" fo:padding-right="0.017cm"/>
    </style:style>
    <style:style style:name="gr33" style:family="graphic" style:parent-style-name="standard">
      <style:graphic-properties svg:stroke-width="0.02cm" svg:stroke-color="#000000" draw:marker-start-width="0.23cm" draw:marker-end-width="0.23cm" draw:fill="bitmap" draw:fill-image-name="Dotted_20_Grid" style:repeat="repeat" draw:textarea-horizontal-align="justify" draw:textarea-vertical-align="middle" draw:auto-grow-height="false" fo:min-height="0.84cm" fo:min-width="0.59cm" fo:padding-top="0.135cm" fo:padding-bottom="0.135cm" fo:padding-left="0.26cm" fo:padding-right="0.26cm"/>
    </style:style>
    <style:style style:name="gr34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1cm" fo:min-width="0.75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1cm" fo:min-width="0.7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2cm" fo:min-width="0.75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7.777cm" fo:min-width="13.905cm" fo:padding-top="0.017cm" fo:padding-bottom="0.017cm" fo:padding-left="0.017cm" fo:padding-right="0.017cm"/>
    </style:style>
    <style:style style:name="gr38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cm" fo:min-width="0.75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cm" fo:min-width="0.7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2cm" fo:min-width="0.76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69cm" fo:min-width="0.75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svg:stroke-width="0.02cm" svg:stroke-color="#000000" draw:marker-start-width="0.23cm" draw:marker-end-width="0.23cm" draw:fill="bitmap" draw:fill-image-name="Dotted_20_Grid" style:repeat="repeat" draw:textarea-horizontal-align="justify" draw:textarea-vertical-align="middle" draw:auto-grow-height="false" fo:min-height="1.865cm" fo:min-width="1.615cm" fo:padding-top="0.135cm" fo:padding-bottom="0.135cm" fo:padding-left="0.26cm" fo:padding-right="0.26cm"/>
    </style:style>
    <style:style style:name="gr43" style:family="graphic" style:parent-style-name="standard">
      <style:graphic-properties svg:stroke-width="0.035cm" svg:stroke-color="#c9211e" draw:marker-start-width="0.252cm" draw:marker-end-width="0.252cm" draw:fill-color="#ffffff" draw:textarea-horizontal-align="justify" draw:textarea-vertical-align="middle" draw:auto-grow-height="false" fo:min-height="0.349cm" fo:min-width="0.08cm" fo:padding-top="0.017cm" fo:padding-bottom="0.017cm" fo:padding-left="0.017cm" fo:padding-right="0.017cm"/>
    </style:style>
    <style:style style:name="gr44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cm" fo:min-width="0.76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54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54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cm" fo:min-width="0.54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cm" fo:min-width="0.54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cm" fo:min-width="0.54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Bahnschrift SemiBold1" fo:font-size="12.1000003814697pt" fo:font-weight="bold" style:font-size-asian="12pt" style:font-weight-asian="bold" style:font-size-complex="12pt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style:font-name="Bahnschrift SemiBold1" fo:font-size="20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="bitmap" draw:fill-image-name="Dotted_20_Grid" style:repeat="repeat"/>
      <style:paragraph-properties fo:text-align="center"/>
    </style:style>
    <style:style style:name="P7" style:family="paragraph">
      <loext:graphic-properties draw:fill="solid" draw:fill-color="#eeeee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Bahnschrift" fo:font-size="13.1000003814697pt" fo:font-weight="bold" style:font-size-asian="13pt" style:font-weight-asian="bold" style:font-size-complex="13pt" style:font-weight-complex="bold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/>
      <style:paragraph-properties fo:text-align="center" style:writing-mode="lr-tb"/>
      <style:text-properties style:font-name="Liberation Serif" fo:font-size="8.10000038146973pt" style:font-size-asian="8pt" style:font-size-complex="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" fo:font-size="12pt" fo:font-style="normal" fo:text-shadow="none" style:text-underline-style="none" fo:font-weight="bold" style:letter-kerning="true" style:font-name-asian="微软雅黑" style:font-size-asian="26pt" style:font-style-asian="normal" style:font-weight-asian="bold" style:font-name-complex="Lucida 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" fo:font-size="6pt" fo:font-style="normal" fo:text-shadow="none" style:text-underline-style="none" fo:font-weight="bold" style:letter-kerning="true" style:font-name-asian="微软雅黑" style:font-size-asian="6pt" style:font-style-asian="normal" style:font-weight-asian="bold" style:font-name-complex="Lucida Sans1" style:font-size-complex="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Bahnschrift" fo:font-size="6pt" fo:font-weight="bold" style:font-size-asian="6pt" style:font-weight-asian="bold" style:font-size-complex="6pt" style:font-weight-complex="bold"/>
    </style:style>
    <style:style style:name="T4" style:family="text">
      <style:text-properties style:font-name="Bahnschrift" fo:font-size="20pt" fo:font-weight="bold" style:font-size-asian="26pt" style:font-weight-asian="bold" style:font-size-complex="26pt" style:font-weight-complex="bold"/>
    </style:style>
    <style:style style:name="T5" style:family="text">
      <style:text-properties style:font-name="Bahnschrift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ca1517" loext:opacity="100%" style:font-name="FranklinGothicDemi" fo:font-size="8pt" style:font-size-asian="8pt" style:font-name-complex="FranklinGothicDemi" style:font-size-complex="8pt" style:text-scale="76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25cm" svg:height="1.945cm" svg:x="15.8cm" svg:y="-0.021cm">
          <draw:text-box>
            <text:p text:style-name="P1"><text:span text:style-name="T1">CTX VIA-C DCS Version 1 </text:span></text:p>
            <text:p text:style-name="P1"><text:span text:style-name="T2"/></text:p>
            <text:p text:style-name="P1"><text:span text:style-name="T3">BY Hongwei</text:span></text:p>
            <text:p><text:span text:style-name="T3"><text:s text:c="98"/></text:span></text:p>
          </draw:text-box>
        </draw:frame>
        <draw:frame draw:style-name="gr2" draw:text-style-name="P4" draw:layer="layout" svg:width="5.558cm" svg:height="1.165cm" svg:x="15.692cm" svg:y="1.25cm">
          <draw:text-box>
            <text:p text:style-name="P3"><text:span text:style-name="T4"><text:s text:c="6"/></text:span><text:span text:style-name="T4">Profile V1.0</text:span></text:p>
          </draw:text-box>
        </draw:frame>
        <draw:custom-shape draw:style-name="gr3" draw:text-style-name="P5" draw:layer="layout" svg:width="7.25cm" svg:height="13.128cm" svg:x="7.5cm" svg:y="16.577cm">
          <text:p/>
          <draw:enhanced-geometry svg:viewBox="0 0 21600 21600" draw:path-stretchpoint-x="10800" draw:path-stretchpoint-y="10800" draw:text-areas="?f3 ?f4 ?f5 ?f6" draw:type="round-rectangle" draw:modifiers="1659.107534747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02cm" svg:height="3.017cm" svg:x="11.34cm" svg:y="18.10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5" draw:text-style-name="P7" draw:layer="layout" svg:width="1.371cm" svg:height="1.371cm" svg:x="8.597cm" svg:y="24.219cm" svg:viewBox="0 0 1372 1372" svg:d="M1372 205c0-112-42-205-94-205h-1183c-52 0-95 93-95 205v962c0 113 43 205 95 205h1183c52 0 94-92 94-205z">
          <text:p/>
        </draw:path>
        <draw:frame draw:style-name="gr6" draw:text-style-name="P9" draw:layer="layout" svg:width="1.304cm" svg:height="1.082cm" svg:x="8.601cm" svg:y="24.387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8.597cm" svg:y="25.786cm" svg:viewBox="0 0 1372 1372" svg:d="M1372 205c0-112-42-205-94-205h-1183c-52 0-95 93-95 205v962c0 113 43 205 95 205h1183c52 0 94-92 94-205z">
          <text:p/>
        </draw:path>
        <draw:frame draw:style-name="gr7" draw:text-style-name="P9" draw:layer="layout" svg:width="1.304cm" svg:height="1.081cm" svg:x="8.601cm" svg:y="25.955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8.597cm" svg:y="27.354cm" svg:viewBox="0 0 1372 1372" svg:d="M1372 205c0-112-42-205-94-205h-1183c-52 0-95 93-95 205v962c0 113 43 205 95 205h1183c52 0 94-92 94-205z">
          <text:p/>
        </draw:path>
        <draw:frame draw:style-name="gr6" draw:text-style-name="P9" draw:layer="layout" svg:width="1.304cm" svg:height="1.082cm" svg:x="8.601cm" svg:y="27.522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10.478cm" svg:y="24.219cm" svg:viewBox="0 0 1372 1372" svg:d="M1372 205c0-112-42-205-94-205h-1183c-52 0-95 93-95 205v962c0 113 43 205 95 205h1183c52 0 94-92 94-205z">
          <text:p/>
        </draw:path>
        <draw:frame draw:style-name="gr6" draw:text-style-name="P9" draw:layer="layout" svg:width="1.304cm" svg:height="1.082cm" svg:x="10.482cm" svg:y="24.387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10.478cm" svg:y="25.786cm" svg:viewBox="0 0 1372 1372" svg:d="M1372 205c0-112-42-205-94-205h-1183c-52 0-95 93-95 205v962c0 113 43 205 95 205h1183c52 0 94-92 94-205z">
          <text:p/>
        </draw:path>
        <draw:frame draw:style-name="gr7" draw:text-style-name="P9" draw:layer="layout" svg:width="1.304cm" svg:height="1.081cm" svg:x="10.482cm" svg:y="25.955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10.478cm" svg:y="27.354cm" svg:viewBox="0 0 1372 1372" svg:d="M1372 205c0-112-42-205-94-205h-1183c-52 0-95 93-95 205v962c0 113 43 205 95 205h1183c52 0 94-92 94-205z">
          <text:p/>
        </draw:path>
        <draw:frame draw:style-name="gr6" draw:text-style-name="P9" draw:layer="layout" svg:width="1.304cm" svg:height="1.082cm" svg:x="10.482cm" svg:y="27.522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12.359cm" svg:y="24.219cm" svg:viewBox="0 0 1372 1372" svg:d="M1372 205c0-112-42-205-94-205h-1183c-52 0-95 93-95 205v962c0 113 43 205 95 205h1183c52 0 94-92 94-205z">
          <text:p/>
        </draw:path>
        <draw:frame draw:style-name="gr6" draw:text-style-name="P9" draw:layer="layout" svg:width="1.304cm" svg:height="1.082cm" svg:x="12.363cm" svg:y="24.387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12.359cm" svg:y="25.786cm" svg:viewBox="0 0 1372 1372" svg:d="M1372 205c0-112-42-205-94-205h-1183c-52 0-95 93-95 205v962c0 113 43 205 95 205h1183c52 0 94-92 94-205z">
          <text:p/>
        </draw:path>
        <draw:frame draw:style-name="gr7" draw:text-style-name="P9" draw:layer="layout" svg:width="1.304cm" svg:height="1.081cm" svg:x="12.363cm" svg:y="25.955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12.359cm" svg:y="27.354cm" svg:viewBox="0 0 1372 1372" svg:d="M1372 205c0-112-42-205-94-205h-1183c-52 0-95 93-95 205v962c0 113 43 205 95 205h1183c52 0 94-92 94-205z">
          <text:p/>
        </draw:path>
        <draw:frame draw:style-name="gr6" draw:text-style-name="P9" draw:layer="layout" svg:width="1.304cm" svg:height="1.082cm" svg:x="12.363cm" svg:y="27.522cm">
          <draw:text-box>
            <text:p text:style-name="P8"><text:span text:style-name="T5">N/A</text:span></text:p>
          </draw:text-box>
        </draw:frame>
        <draw:custom-shape draw:style-name="gr8" draw:text-style-name="P10" draw:layer="layout" svg:width="0.233cm" svg:height="0.477cm" draw:transform="rotate (1.5707963267949) translate (8.518cm 18.854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0" draw:layer="layout" svg:width="0.233cm" svg:height="0.475cm" draw:transform="rotate (-1.5707963267949) translate (10.39cm 18.62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7.931cm" svg:y="17.792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8.911cm" svg:y="17.792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9.891cm" svg:y="17.792cm" svg:viewBox="0 0 980 705" svg:d="M980 106c0-58-30-106-68-106h-844c-37 0-68 48-68 106v494c0 58 31 105 68 105h844c38 0 68-47 68-105z">
          <text:p/>
        </draw:path>
        <draw:custom-shape draw:style-name="gr10" draw:text-style-name="P6" draw:layer="layout" svg:width="1.569cm" svg:height="1.568cm" svg:x="8.597cm" svg:y="20.066cm">
          <text:p/>
          <draw:enhanced-geometry svg:viewBox="0 0 21600 21600" draw:glue-points="10800 0 3163 3163 0 10800 3163 18437 10800 21600 18437 18437 21600 10800 18437 3163" draw:text-areas="3163 3163 18437 18437" draw:type="ring" draw:modifiers="9350.86505190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5" draw:text-style-name="P7" draw:layer="layout" svg:width="0.979cm" svg:height="0.704cm" svg:x="7.892cm" svg:y="20.535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8.872cm" svg:y="20.535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9.851cm" svg:y="20.535cm" svg:viewBox="0 0 980 705" svg:d="M980 106c0-58-30-106-68-106h-844c-37 0-68 48-68 106v494c0 58 31 105 68 105h844c38 0 68-47 68-105z">
          <text:p/>
        </draw:path>
        <draw:frame draw:style-name="gr11" draw:text-style-name="P12" draw:layer="layout" svg:width="0.84cm" svg:height="0.473cm" svg:x="9.165cm" svg:y="18.495cm">
          <draw:text-box>
            <text:p text:style-name="P11"><text:span text:style-name="T6">PRESS</text:span></text:p>
          </draw:text-box>
        </draw:frame>
        <draw:custom-shape draw:style-name="gr9" draw:text-style-name="P10" draw:layer="layout" svg:width="0.233cm" svg:height="0.475cm" draw:transform="rotate (1.5707963267949) translate (8.48cm 21.596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0" draw:layer="layout" svg:width="0.233cm" svg:height="0.474cm" draw:transform="rotate (-1.5707963267949) translate (10.35cm 21.362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2" draw:layer="layout" svg:width="0.84cm" svg:height="0.47cm" svg:x="9.126cm" svg:y="21.24cm">
          <draw:text-box>
            <text:p text:style-name="P11"><text:span text:style-name="T6">PRESS</text:span></text:p>
          </draw:text-box>
        </draw:frame>
        <draw:custom-shape draw:style-name="gr9" draw:text-style-name="P10" draw:layer="layout" svg:width="0.233cm" svg:height="0.475cm" draw:transform="rotate (1.5707963267949) translate (11.967cm 20.304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0" draw:layer="layout" svg:width="0.233cm" svg:height="0.476cm" draw:transform="rotate (-1.5707963267949) translate (13.839cm 20.07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11.38cm" svg:y="19.242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2.359cm" svg:y="19.242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3.339cm" svg:y="19.242cm" svg:viewBox="0 0 980 705" svg:d="M980 106c0-58-30-106-68-106h-844c-37 0-68 48-68 106v494c0 58 31 105 68 105h844c38 0 68-47 68-105z">
          <text:p/>
        </draw:path>
        <draw:frame draw:style-name="gr11" draw:text-style-name="P12" draw:layer="layout" svg:width="0.84cm" svg:height="0.473cm" svg:x="12.614cm" svg:y="19.945cm">
          <draw:text-box>
            <text:p text:style-name="P11"><text:span text:style-name="T6">PRESS</text:span></text:p>
          </draw:text-box>
        </draw:frame>
        <draw:custom-shape draw:style-name="gr14" draw:text-style-name="P6" draw:layer="layout" svg:width="1.567cm" svg:height="1.568cm" svg:x="8.636cm" svg:y="17.321cm">
          <text:p/>
          <draw:enhanced-geometry svg:viewBox="0 0 21600 21600" draw:glue-points="10800 0 3163 3163 0 10800 3163 18437 10800 21600 18437 18437 21600 10800 18437 3163" draw:text-areas="3163 3163 18437 18437" draw:type="ring" draw:modifiers="9350.86505190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10" draw:layer="layout" svg:width="0.233cm" svg:height="0.477cm" draw:transform="rotate (1.5707963267949) translate (8.518cm 18.842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0" draw:layer="layout" svg:width="0.233cm" svg:height="0.475cm" draw:transform="rotate (-1.5707963267949) translate (10.39cm 18.608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7.931cm" svg:y="17.782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8.911cm" svg:y="17.782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9.891cm" svg:y="17.782cm" svg:viewBox="0 0 980 705" svg:d="M980 106c0-58-30-106-68-106h-844c-37 0-68 48-68 106v494c0 58 31 105 68 105h844c38 0 68-47 68-105z">
          <text:p/>
        </draw:path>
        <draw:frame draw:style-name="gr15" draw:text-style-name="P12" draw:layer="layout" svg:width="0.84cm" svg:height="0.468cm" svg:x="9.165cm" svg:y="18.488cm">
          <draw:text-box>
            <text:p text:style-name="P11"><text:span text:style-name="T6">PRESS</text:span></text:p>
          </draw:text-box>
        </draw:frame>
        <draw:path draw:style-name="gr5" draw:text-style-name="P7" draw:layer="layout" svg:width="1.371cm" svg:height="1.371cm" svg:x="8.597cm" svg:y="22.651cm" svg:viewBox="0 0 1372 1372" svg:d="M1372 205c0-112-42-205-94-205h-1183c-52 0-95 93-95 205v962c0 113 43 205 95 205h1183c52 0 94-92 94-205z">
          <text:p/>
        </draw:path>
        <draw:frame draw:style-name="gr16" draw:text-style-name="P9" draw:layer="layout" svg:width="1.304cm" svg:height="1.086cm" svg:x="8.601cm" svg:y="22.816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10.478cm" svg:y="22.651cm" svg:viewBox="0 0 1372 1372" svg:d="M1372 205c0-112-42-205-94-205h-1183c-52 0-95 93-95 205v962c0 113 43 205 95 205h1183c52 0 94-92 94-205z">
          <text:p/>
        </draw:path>
        <draw:frame draw:style-name="gr16" draw:text-style-name="P9" draw:layer="layout" svg:width="1.304cm" svg:height="1.086cm" svg:x="10.482cm" svg:y="22.816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12.359cm" svg:y="22.651cm" svg:viewBox="0 0 1372 1372" svg:d="M1372 205c0-112-42-205-94-205h-1183c-52 0-95 93-95 205v962c0 113 43 205 95 205h1183c52 0 94-92 94-205z">
          <text:p/>
        </draw:path>
        <draw:frame draw:style-name="gr16" draw:text-style-name="P9" draw:layer="layout" svg:width="1.304cm" svg:height="1.086cm" svg:x="12.363cm" svg:y="22.816cm">
          <draw:text-box>
            <text:p text:style-name="P8"><text:span text:style-name="T5">N/A</text:span></text:p>
          </draw:text-box>
        </draw:frame>
        <draw:custom-shape draw:style-name="gr17" draw:text-style-name="P5" draw:layer="layout" svg:width="14.305cm" svg:height="6.075cm" svg:x="2.445cm" svg:y="1.75cm">
          <text:p/>
          <draw:enhanced-geometry svg:viewBox="0 0 21600 21600" draw:path-stretchpoint-x="10800" draw:path-stretchpoint-y="10800" draw:text-areas="?f3 ?f4 ?f5 ?f6" draw:type="round-rectangle" draw:modifiers="1659.107534747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3.018cm" svg:height="3.017cm" svg:x="11.616cm" svg:y="4.53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5" draw:text-style-name="P7" draw:layer="layout" svg:width="1.371cm" svg:height="1.371cm" svg:x="3.268cm" svg:y="2.534cm" svg:viewBox="0 0 1372 1372" svg:d="M1372 205c0-112-42-205-94-205h-1183c-52 0-95 93-95 205v962c0 113 43 205 95 205h1183c52 0 94-92 94-205z">
          <text:p/>
        </draw:path>
        <draw:frame draw:style-name="gr19" draw:text-style-name="P9" draw:layer="layout" svg:width="1.276cm" svg:height="1.082cm" svg:x="3.285cm" svg:y="2.702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3.268cm" svg:y="4.102cm" svg:viewBox="0 0 1372 1372" svg:d="M1372 205c0-112-42-205-94-205h-1183c-52 0-95 93-95 205v962c0 113 43 205 95 205h1183c52 0 94-92 94-205z">
          <text:p/>
        </draw:path>
        <draw:frame draw:style-name="gr20" draw:text-style-name="P9" draw:layer="layout" svg:width="1.276cm" svg:height="1.083cm" svg:x="3.285cm" svg:y="4.268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3.268cm" svg:y="5.669cm" svg:viewBox="0 0 1372 1372" svg:d="M1372 205c0-112-42-205-94-205h-1183c-52 0-95 93-95 205v962c0 113 43 205 95 205h1183c52 0 94-92 94-205z">
          <text:p/>
        </draw:path>
        <draw:frame draw:style-name="gr21" draw:text-style-name="P9" draw:layer="layout" svg:width="1.276cm" svg:height="1.084cm" svg:x="3.285cm" svg:y="5.835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4.836cm" svg:y="2.534cm" svg:viewBox="0 0 1372 1372" svg:d="M1372 205c0-112-42-205-94-205h-1183c-52 0-95 93-95 205v962c0 113 43 205 95 205h1183c52 0 94-92 94-205z">
          <text:p/>
        </draw:path>
        <draw:frame draw:style-name="gr22" draw:text-style-name="P9" draw:layer="layout" svg:width="1.277cm" svg:height="1.082cm" svg:x="4.851cm" svg:y="2.702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4.836cm" svg:y="4.102cm" svg:viewBox="0 0 1372 1372" svg:d="M1372 205c0-112-42-205-94-205h-1183c-52 0-95 93-95 205v962c0 113 43 205 95 205h1183c52 0 94-92 94-205z">
          <text:p/>
        </draw:path>
        <draw:frame draw:style-name="gr23" draw:text-style-name="P9" draw:layer="layout" svg:width="1.277cm" svg:height="1.083cm" svg:x="4.851cm" svg:y="4.268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4.836cm" svg:y="5.669cm" svg:viewBox="0 0 1372 1372" svg:d="M1372 205c0-112-42-205-94-205h-1183c-52 0-95 93-95 205v962c0 113 43 205 95 205h1183c52 0 94-92 94-205z">
          <text:p/>
        </draw:path>
        <draw:frame draw:style-name="gr24" draw:text-style-name="P9" draw:layer="layout" svg:width="1.277cm" svg:height="1.084cm" svg:x="4.851cm" svg:y="5.835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6.403cm" svg:y="2.534cm" svg:viewBox="0 0 1372 1372" svg:d="M1372 205c0-112-42-205-94-205h-1183c-52 0-95 93-95 205v962c0 113 43 205 95 205h1183c52 0 94-92 94-205z">
          <text:p/>
        </draw:path>
        <draw:frame draw:style-name="gr25" draw:text-style-name="P9" draw:layer="layout" svg:width="1.278cm" svg:height="1.082cm" svg:x="6.418cm" svg:y="2.702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6.403cm" svg:y="4.102cm" svg:viewBox="0 0 1372 1372" svg:d="M1372 205c0-112-42-205-94-205h-1183c-52 0-95 93-95 205v962c0 113 43 205 95 205h1183c52 0 94-92 94-205z">
          <text:p/>
        </draw:path>
        <draw:frame draw:style-name="gr26" draw:text-style-name="P9" draw:layer="layout" svg:width="1.278cm" svg:height="1.083cm" svg:x="6.418cm" svg:y="4.268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6.403cm" svg:y="5.669cm" svg:viewBox="0 0 1372 1372" svg:d="M1372 205c0-112-42-205-94-205h-1183c-52 0-95 93-95 205v962c0 113 43 205 95 205h1183c52 0 94-92 94-205z">
          <text:p/>
        </draw:path>
        <draw:frame draw:style-name="gr27" draw:text-style-name="P9" draw:layer="layout" svg:width="1.278cm" svg:height="1.084cm" svg:x="6.418cm" svg:y="5.835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7.971cm" svg:y="2.534cm" svg:viewBox="0 0 1372 1372" svg:d="M1372 205c0-112-42-205-94-205h-1183c-52 0-95 93-95 205v962c0 113 43 205 95 205h1183c52 0 94-92 94-205z">
          <text:p/>
        </draw:path>
        <draw:frame draw:style-name="gr28" draw:text-style-name="P9" draw:layer="layout" svg:width="1.279cm" svg:height="1.082cm" svg:x="7.986cm" svg:y="2.702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7.971cm" svg:y="4.102cm" svg:viewBox="0 0 1372 1372" svg:d="M1372 205c0-112-42-205-94-205h-1183c-52 0-95 93-95 205v962c0 113 43 205 95 205h1183c52 0 94-92 94-205z">
          <text:p/>
        </draw:path>
        <draw:frame draw:style-name="gr29" draw:text-style-name="P9" draw:layer="layout" svg:width="1.279cm" svg:height="1.083cm" svg:x="7.986cm" svg:y="4.268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7.971cm" svg:y="5.669cm" svg:viewBox="0 0 1372 1372" svg:d="M1372 205c0-112-42-205-94-205h-1183c-52 0-95 93-95 205v962c0 113 43 205 95 205h1183c52 0 94-92 94-205z">
          <text:p/>
        </draw:path>
        <draw:frame draw:style-name="gr30" draw:text-style-name="P9" draw:layer="layout" svg:width="1.279cm" svg:height="1.084cm" svg:x="7.986cm" svg:y="5.835cm">
          <draw:text-box>
            <text:p text:style-name="P8"><text:span text:style-name="T5">N/A</text:span></text:p>
          </draw:text-box>
        </draw:frame>
        <draw:custom-shape draw:style-name="gr31" draw:text-style-name="P10" draw:layer="layout" svg:width="0.232cm" svg:height="0.477cm" draw:transform="rotate (1.5707963267949) translate (10.479cm 3.595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0" draw:layer="layout" svg:width="0.232cm" svg:height="0.475cm" draw:transform="rotate (-1.5707963267949) translate (12.35cm 3.363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9.892cm" svg:y="2.534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0.872cm" svg:y="2.534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1.851cm" svg:y="2.534cm" svg:viewBox="0 0 980 705" svg:d="M980 106c0-58-30-106-68-106h-844c-37 0-68 48-68 106v494c0 58 31 105 68 105h844c38 0 68-47 68-105z">
          <text:p/>
        </draw:path>
        <draw:custom-shape draw:style-name="gr33" draw:text-style-name="P6" draw:layer="layout" svg:width="1.568cm" svg:height="1.568cm" svg:x="13.929cm" svg:y="2.063cm">
          <text:p/>
          <draw:enhanced-geometry svg:viewBox="0 0 21600 21600" draw:glue-points="10800 0 3163 3163 0 10800 3163 18437 10800 21600 18437 18437 21600 10800 18437 3163" draw:text-areas="3163 3163 18437 18437" draw:type="ring" draw:modifiers="9350.86505190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5" draw:text-style-name="P7" draw:layer="layout" svg:width="0.979cm" svg:height="0.704cm" svg:x="13.223cm" svg:y="2.534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4.203cm" svg:y="2.534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5.183cm" svg:y="2.534cm" svg:viewBox="0 0 980 705" svg:d="M980 106c0-58-30-106-68-106h-844c-37 0-68 48-68 106v494c0 58 31 105 68 105h844c38 0 68-47 68-105z">
          <text:p/>
        </draw:path>
        <draw:frame draw:style-name="gr34" draw:text-style-name="P12" draw:layer="layout" svg:width="0.758cm" svg:height="0.471cm" svg:x="11.128cm" svg:y="3.239cm">
          <draw:text-box>
            <text:p text:style-name="P11"><text:span text:style-name="T6">PRESS</text:span></text:p>
          </draw:text-box>
        </draw:frame>
        <draw:custom-shape draw:style-name="gr32" draw:text-style-name="P10" draw:layer="layout" svg:width="0.232cm" svg:height="0.475cm" draw:transform="rotate (1.5707963267949) translate (13.811cm 3.595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0" draw:layer="layout" svg:width="0.232cm" svg:height="0.473cm" draw:transform="rotate (-1.5707963267949) translate (15.68cm 3.363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5" draw:text-style-name="P12" draw:layer="layout" svg:width="0.76cm" svg:height="0.471cm" svg:x="14.458cm" svg:y="3.239cm">
          <draw:text-box>
            <text:p text:style-name="P11"><text:span text:style-name="T6">PRESS</text:span></text:p>
          </draw:text-box>
        </draw:frame>
        <draw:custom-shape draw:style-name="gr32" draw:text-style-name="P10" draw:layer="layout" svg:width="0.234cm" svg:height="0.475cm" draw:transform="rotate (1.5707963267949) translate (12.244cm 6.731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0" draw:layer="layout" svg:width="0.234cm" svg:height="0.474cm" draw:transform="rotate (-1.5707963267949) translate (14.113cm 6.497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11.655cm" svg:y="5.669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2.635cm" svg:y="5.669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3.615cm" svg:y="5.669cm" svg:viewBox="0 0 980 705" svg:d="M980 106c0-58-30-106-68-106h-844c-37 0-68 48-68 106v494c0 58 31 105 68 105h844c38 0 68-47 68-105z">
          <text:p/>
        </draw:path>
        <draw:frame draw:style-name="gr36" draw:text-style-name="P12" draw:layer="layout" svg:width="0.759cm" svg:height="0.472cm" svg:x="12.89cm" svg:y="6.374cm">
          <draw:text-box>
            <text:p text:style-name="P11"><text:span text:style-name="T6">PRESS</text:span></text:p>
          </draw:text-box>
        </draw:frame>
        <draw:custom-shape draw:style-name="gr33" draw:text-style-name="P6" draw:layer="layout" svg:width="1.568cm" svg:height="1.568cm" svg:x="10.597cm" svg:y="2.063cm">
          <text:p/>
          <draw:enhanced-geometry svg:viewBox="0 0 21600 21600" draw:glue-points="10800 0 3163 3163 0 10800 3163 18437 10800 21600 18437 18437 21600 10800 18437 3163" draw:text-areas="3163 3163 18437 18437" draw:type="ring" draw:modifiers="9350.86505190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10" draw:layer="layout" svg:width="0.234cm" svg:height="0.477cm" draw:transform="rotate (1.5707963267949) translate (10.479cm 3.586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0" draw:layer="layout" svg:width="0.234cm" svg:height="0.475cm" draw:transform="rotate (-1.5707963267949) translate (12.35cm 3.352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9.892cm" svg:y="2.524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0.872cm" svg:y="2.524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1.851cm" svg:y="2.524cm" svg:viewBox="0 0 980 705" svg:d="M980 106c0-58-30-106-68-106h-844c-37 0-68 48-68 106v494c0 58 31 105 68 105h844c38 0 68-47 68-105z">
          <text:p/>
        </draw:path>
        <draw:frame draw:style-name="gr34" draw:text-style-name="P12" draw:layer="layout" svg:width="0.758cm" svg:height="0.471cm" svg:x="11.128cm" svg:y="3.229cm">
          <draw:text-box>
            <text:p text:style-name="P11"><text:span text:style-name="T6">PRESS</text:span></text:p>
          </draw:text-box>
        </draw:frame>
        <draw:custom-shape draw:style-name="gr37" draw:text-style-name="P5" draw:layer="layout" svg:width="14.305cm" svg:height="8.177cm" svg:x="2.445cm" svg:y="7.82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659.107534747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3.016cm" svg:height="3.017cm" svg:x="11.61cm" svg:y="9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5" draw:text-style-name="P7" draw:layer="layout" svg:width="1.371cm" svg:height="1.371cm" svg:x="3.268cm" svg:y="8.61cm" svg:viewBox="0 0 1372 1372" svg:d="M1372 205c0-112-42-205-94-205h-1183c-52 0-95 93-95 205v962c0 113 43 205 95 205h1183c52 0 94-92 94-205z">
          <text:p/>
        </draw:path>
        <draw:frame draw:style-name="gr21" draw:text-style-name="P9" draw:layer="layout" svg:width="1.276cm" svg:height="1.084cm" svg:x="3.285cm" svg:y="8.777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3.268cm" svg:y="10.178cm" svg:viewBox="0 0 1372 1372" svg:d="M1372 205c0-112-42-205-94-205h-1183c-52 0-95 93-95 205v962c0 113 43 205 95 205h1183c52 0 94-92 94-205z">
          <text:p/>
        </draw:path>
        <draw:frame draw:style-name="gr20" draw:text-style-name="P9" draw:layer="layout" svg:width="1.276cm" svg:height="1.083cm" svg:x="3.285cm" svg:y="10.345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3.268cm" svg:y="11.746cm" svg:viewBox="0 0 1372 1372" svg:d="M1372 205c0-112-42-205-94-205h-1183c-52 0-95 93-95 205v962c0 113 43 205 95 205h1183c52 0 94-92 94-205z">
          <text:p/>
        </draw:path>
        <draw:frame draw:style-name="gr21" draw:text-style-name="P9" draw:layer="layout" svg:width="1.276cm" svg:height="1.084cm" svg:x="3.285cm" svg:y="11.912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4.836cm" svg:y="8.61cm" svg:viewBox="0 0 1372 1372" svg:d="M1372 205c0-112-42-205-94-205h-1183c-52 0-95 93-95 205v962c0 113 43 205 95 205h1183c52 0 94-92 94-205z">
          <text:p/>
        </draw:path>
        <draw:frame draw:style-name="gr24" draw:text-style-name="P9" draw:layer="layout" svg:width="1.277cm" svg:height="1.084cm" svg:x="4.851cm" svg:y="8.777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4.836cm" svg:y="10.178cm" svg:viewBox="0 0 1372 1372" svg:d="M1372 205c0-112-42-205-94-205h-1183c-52 0-95 93-95 205v962c0 113 43 205 95 205h1183c52 0 94-92 94-205z">
          <text:p/>
        </draw:path>
        <draw:frame draw:style-name="gr23" draw:text-style-name="P9" draw:layer="layout" svg:width="1.277cm" svg:height="1.083cm" svg:x="4.851cm" svg:y="10.345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4.836cm" svg:y="11.746cm" svg:viewBox="0 0 1372 1372" svg:d="M1372 205c0-112-42-205-94-205h-1183c-52 0-95 93-95 205v962c0 113 43 205 95 205h1183c52 0 94-92 94-205z">
          <text:p/>
        </draw:path>
        <draw:frame draw:style-name="gr24" draw:text-style-name="P9" draw:layer="layout" svg:width="1.277cm" svg:height="1.084cm" svg:x="4.851cm" svg:y="11.912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6.403cm" svg:y="8.61cm" svg:viewBox="0 0 1372 1372" svg:d="M1372 205c0-112-42-205-94-205h-1183c-52 0-95 93-95 205v962c0 113 43 205 95 205h1183c52 0 94-92 94-205z">
          <text:p/>
        </draw:path>
        <draw:frame draw:style-name="gr27" draw:text-style-name="P9" draw:layer="layout" svg:width="1.278cm" svg:height="1.084cm" svg:x="6.418cm" svg:y="8.777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6.403cm" svg:y="10.178cm" svg:viewBox="0 0 1372 1372" svg:d="M1372 205c0-112-42-205-94-205h-1183c-52 0-95 93-95 205v962c0 113 43 205 95 205h1183c52 0 94-92 94-205z">
          <text:p/>
        </draw:path>
        <draw:frame draw:style-name="gr26" draw:text-style-name="P9" draw:layer="layout" svg:width="1.278cm" svg:height="1.083cm" svg:x="6.418cm" svg:y="10.345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6.403cm" svg:y="11.746cm" svg:viewBox="0 0 1372 1372" svg:d="M1372 205c0-112-42-205-94-205h-1183c-52 0-95 93-95 205v962c0 113 43 205 95 205h1183c52 0 94-92 94-205z">
          <text:p/>
        </draw:path>
        <draw:frame draw:style-name="gr27" draw:text-style-name="P9" draw:layer="layout" svg:width="1.278cm" svg:height="1.084cm" svg:x="6.418cm" svg:y="11.912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7.971cm" svg:y="8.61cm" svg:viewBox="0 0 1372 1372" svg:d="M1372 205c0-112-42-205-94-205h-1183c-52 0-95 93-95 205v962c0 113 43 205 95 205h1183c52 0 94-92 94-205z">
          <text:p/>
        </draw:path>
        <draw:frame draw:style-name="gr30" draw:text-style-name="P9" draw:layer="layout" svg:width="1.279cm" svg:height="1.084cm" svg:x="7.986cm" svg:y="8.777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7.971cm" svg:y="10.178cm" svg:viewBox="0 0 1372 1372" svg:d="M1372 205c0-112-42-205-94-205h-1183c-52 0-95 93-95 205v962c0 113 43 205 95 205h1183c52 0 94-92 94-205z">
          <text:p/>
        </draw:path>
        <draw:frame draw:style-name="gr29" draw:text-style-name="P9" draw:layer="layout" svg:width="1.279cm" svg:height="1.083cm" svg:x="7.986cm" svg:y="10.345cm">
          <draw:text-box>
            <text:p text:style-name="P8"><text:span text:style-name="T5">N/A</text:span></text:p>
          </draw:text-box>
        </draw:frame>
        <draw:path draw:style-name="gr5" draw:text-style-name="P7" draw:layer="layout" svg:width="1.371cm" svg:height="1.371cm" svg:x="7.971cm" svg:y="11.746cm" svg:viewBox="0 0 1372 1372" svg:d="M1372 205c0-112-42-205-94-205h-1183c-52 0-95 93-95 205v962c0 113 43 205 95 205h1183c52 0 94-92 94-205z">
          <text:p/>
        </draw:path>
        <draw:frame draw:style-name="gr30" draw:text-style-name="P9" draw:layer="layout" svg:width="1.279cm" svg:height="1.084cm" svg:x="7.986cm" svg:y="11.912cm">
          <draw:text-box>
            <text:p text:style-name="P8"><text:span text:style-name="T5">N/A</text:span></text:p>
          </draw:text-box>
        </draw:frame>
        <draw:custom-shape draw:style-name="gr31" draw:text-style-name="P10" draw:layer="layout" svg:width="0.234cm" svg:height="0.477cm" draw:transform="rotate (1.5707963267949) translate (10.479cm 9.672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0" draw:layer="layout" svg:width="0.234cm" svg:height="0.475cm" draw:transform="rotate (-1.5707963267949) translate (12.35cm 9.438cm)">
          <text:p/>
          <draw:enhanced-geometry svg:viewBox="0 0 21600 21600" draw:mirror-vertical="true" draw:text-areas="?f0 ?f7 ?f2 21600" draw:mirror-horizontal="false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9.892cm" svg:y="8.6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0.872cm" svg:y="8.6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1.851cm" svg:y="8.61cm" svg:viewBox="0 0 980 705" svg:d="M980 106c0-58-30-106-68-106h-844c-37 0-68 48-68 106v494c0 58 31 105 68 105h844c38 0 68-47 68-105z">
          <text:p/>
        </draw:path>
        <draw:custom-shape draw:style-name="gr33" draw:text-style-name="P6" draw:layer="layout" svg:width="1.568cm" svg:height="1.568cm" svg:x="13.929cm" svg:y="8.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9350.86505190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5" draw:text-style-name="P7" draw:layer="layout" svg:width="0.979cm" svg:height="0.704cm" svg:x="13.223cm" svg:y="8.6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4.203cm" svg:y="8.6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5.183cm" svg:y="8.61cm" svg:viewBox="0 0 980 705" svg:d="M980 106c0-58-30-106-68-106h-844c-37 0-68 48-68 106v494c0 58 31 105 68 105h844c38 0 68-47 68-105z">
          <text:p/>
        </draw:path>
        <draw:frame draw:style-name="gr38" draw:text-style-name="P12" draw:layer="layout" svg:width="0.758cm" svg:height="0.47cm" svg:x="11.128cm" svg:y="9.316cm">
          <draw:text-box>
            <text:p text:style-name="P11"><text:span text:style-name="T6">PRESS</text:span></text:p>
          </draw:text-box>
        </draw:frame>
        <draw:custom-shape draw:style-name="gr32" draw:text-style-name="P10" draw:layer="layout" svg:width="0.234cm" svg:height="0.475cm" draw:transform="rotate (1.5707963267949) translate (13.811cm 9.672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0" draw:layer="layout" svg:width="0.234cm" svg:height="0.473cm" draw:transform="rotate (-1.5707963267949) translate (15.68cm 9.438cm)">
          <text:p/>
          <draw:enhanced-geometry svg:viewBox="0 0 21600 21600" draw:mirror-vertical="true" draw:text-areas="?f0 ?f7 ?f2 21600" draw:mirror-horizontal="false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12" draw:layer="layout" svg:width="0.76cm" svg:height="0.47cm" svg:x="14.458cm" svg:y="9.316cm">
          <draw:text-box>
            <text:p text:style-name="P11"><text:span text:style-name="T6">PRESS</text:span></text:p>
          </draw:text-box>
        </draw:frame>
        <draw:custom-shape draw:style-name="gr32" draw:text-style-name="P10" draw:layer="layout" svg:width="0.234cm" svg:height="0.475cm" draw:transform="rotate (1.5707963267949) translate (12.236cm 11.913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0" draw:layer="layout" svg:width="0.234cm" svg:height="0.474cm" draw:transform="rotate (-1.5707963267949) translate (14.105cm 11.679cm)">
          <text:p/>
          <draw:enhanced-geometry svg:viewBox="0 0 21600 21600" draw:mirror-vertical="true" draw:text-areas="?f0 ?f7 ?f2 21600" draw:mirror-horizontal="false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11.648cm" svg:y="10.85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2.628cm" svg:y="10.85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3.608cm" svg:y="10.851cm" svg:viewBox="0 0 980 705" svg:d="M980 106c0-58-30-106-68-106h-844c-37 0-68 48-68 106v494c0 58 31 105 68 105h844c38 0 68-47 68-105z">
          <text:p/>
        </draw:path>
        <draw:frame draw:style-name="gr40" draw:text-style-name="P12" draw:layer="layout" svg:width="0.761cm" svg:height="0.472cm" svg:x="12.882cm" svg:y="11.556cm">
          <draw:text-box>
            <text:p text:style-name="P11"><text:span text:style-name="T6">PRESS</text:span></text:p>
          </draw:text-box>
        </draw:frame>
        <draw:custom-shape draw:style-name="gr33" draw:text-style-name="P6" draw:layer="layout" svg:width="1.568cm" svg:height="1.568cm" svg:x="10.597cm" svg:y="8.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9350.86505190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10" draw:layer="layout" svg:width="0.232cm" svg:height="0.477cm" draw:transform="rotate (1.5707963267949) translate (10.479cm 9.661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0" draw:layer="layout" svg:width="0.232cm" svg:height="0.475cm" draw:transform="rotate (-1.5707963267949) translate (12.35cm 9.429cm)">
          <text:p/>
          <draw:enhanced-geometry svg:viewBox="0 0 21600 21600" draw:mirror-vertical="true" draw:text-areas="?f0 ?f7 ?f2 21600" draw:mirror-horizontal="false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9.892cm" svg:y="8.6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0.872cm" svg:y="8.6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1.851cm" svg:y="8.6cm" svg:viewBox="0 0 980 705" svg:d="M980 106c0-58-30-106-68-106h-844c-37 0-68 48-68 106v494c0 58 31 105 68 105h844c38 0 68-47 68-105z">
          <text:p/>
        </draw:path>
        <draw:frame draw:style-name="gr41" draw:text-style-name="P12" draw:layer="layout" svg:width="0.758cm" svg:height="0.469cm" svg:x="11.128cm" svg:y="9.306cm">
          <draw:text-box>
            <text:p text:style-name="P11"><text:span text:style-name="T6">PRESS</text:span></text:p>
          </draw:text-box>
        </draw:frame>
        <draw:custom-shape draw:style-name="gr42" draw:text-style-name="P6" draw:layer="layout" svg:width="3.017cm" svg:height="3.017cm" svg:x="11.63cm" svg:y="12.9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10" draw:layer="layout" svg:width="0.234cm" svg:height="0.475cm" draw:transform="rotate (1.5707963267949) translate (12.256cm 15.164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10" draw:layer="layout" svg:width="0.234cm" svg:height="0.476cm" draw:transform="rotate (-1.5707963267949) translate (14.127cm 14.93cm)">
          <text:p/>
          <draw:enhanced-geometry svg:viewBox="0 0 21600 21600" draw:mirror-vertical="true" draw:text-areas="?f0 ?f7 ?f2 21600" draw:mirror-horizontal="false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11.668cm" svg:y="14.103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2.648cm" svg:y="14.103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3.628cm" svg:y="14.103cm" svg:viewBox="0 0 980 705" svg:d="M980 106c0-58-30-106-68-106h-844c-37 0-68 48-68 106v494c0 58 31 105 68 105h844c38 0 68-47 68-105z">
          <text:p/>
        </draw:path>
        <draw:frame draw:style-name="gr44" draw:text-style-name="P12" draw:layer="layout" svg:width="0.761cm" svg:height="0.47cm" svg:x="12.902cm" svg:y="14.809cm">
          <draw:text-box>
            <text:p text:style-name="P11"><text:span text:style-name="T6">PRESS</text:span></text:p>
          </draw:text-box>
        </draw:frame>
        <draw:frame draw:style-name="gr45" draw:text-style-name="P9" draw:layer="layout" svg:width="1.043cm" svg:height="0.702cm" svg:x="9.865cm" svg:y="2.544cm">
          <draw:text-box>
            <text:p text:style-name="P8"><text:span text:style-name="T5">N/A</text:span></text:p>
          </draw:text-box>
        </draw:frame>
        <draw:frame draw:style-name="gr45" draw:text-style-name="P9" draw:layer="layout" svg:width="1.043cm" svg:height="0.702cm" svg:x="10.8cm" svg:y="2.544cm">
          <draw:text-box>
            <text:p text:style-name="P8"><text:span text:style-name="T5">N/A</text:span></text:p>
          </draw:text-box>
        </draw:frame>
        <draw:frame draw:style-name="gr46" draw:text-style-name="P9" draw:layer="layout" svg:width="1.045cm" svg:height="0.702cm" svg:x="11.828cm" svg:y="2.544cm">
          <draw:text-box>
            <text:p text:style-name="P8"><text:span text:style-name="T5">N/A</text:span></text:p>
          </draw:text-box>
        </draw:frame>
        <draw:frame draw:style-name="gr46" draw:text-style-name="P9" draw:layer="layout" svg:width="1.045cm" svg:height="0.702cm" svg:x="14.164cm" svg:y="2.544cm">
          <draw:text-box>
            <text:p text:style-name="P8"><text:span text:style-name="T5">N/A</text:span></text:p>
          </draw:text-box>
        </draw:frame>
        <draw:frame draw:style-name="gr46" draw:text-style-name="P9" draw:layer="layout" svg:width="1.045cm" svg:height="0.702cm" svg:x="15.193cm" svg:y="2.544cm">
          <draw:text-box>
            <text:p text:style-name="P8"><text:span text:style-name="T5">N/A</text:span></text:p>
          </draw:text-box>
        </draw:frame>
        <draw:frame draw:style-name="gr46" draw:text-style-name="P9" draw:layer="layout" svg:width="1.045cm" svg:height="0.702cm" svg:x="13.138cm" svg:y="2.544cm">
          <draw:text-box>
            <text:p text:style-name="P8"><text:span text:style-name="T5">N/A</text:span></text:p>
          </draw:text-box>
        </draw:frame>
        <draw:frame draw:style-name="gr45" draw:text-style-name="P9" draw:layer="layout" svg:width="1.043cm" svg:height="0.702cm" svg:x="12.579cm" svg:y="5.628cm">
          <draw:text-box>
            <text:p text:style-name="P8"><text:span text:style-name="T5">N/A</text:span></text:p>
          </draw:text-box>
        </draw:frame>
        <draw:frame draw:style-name="gr45" draw:text-style-name="P9" draw:layer="layout" svg:width="1.043cm" svg:height="0.702cm" svg:x="11.552cm" svg:y="5.628cm">
          <draw:text-box>
            <text:p text:style-name="P8"><text:span text:style-name="T5">N/A</text:span></text:p>
          </draw:text-box>
        </draw:frame>
        <draw:frame draw:style-name="gr45" draw:text-style-name="P9" draw:layer="layout" svg:width="1.043cm" svg:height="0.702cm" svg:x="13.608cm" svg:y="5.628cm">
          <draw:text-box>
            <text:p text:style-name="P8"><text:span text:style-name="T5">N/A</text:span></text:p>
          </draw:text-box>
        </draw:frame>
        <draw:frame draw:style-name="gr47" draw:text-style-name="P9" draw:layer="layout" svg:width="1.043cm" svg:height="0.7cm" svg:x="9.865cm" svg:y="8.62cm">
          <draw:text-box>
            <text:p text:style-name="P8"><text:span text:style-name="T5">N/A</text:span></text:p>
          </draw:text-box>
        </draw:frame>
        <draw:frame draw:style-name="gr47" draw:text-style-name="P9" draw:layer="layout" svg:width="1.043cm" svg:height="0.7cm" svg:x="10.8cm" svg:y="8.62cm">
          <draw:text-box>
            <text:p text:style-name="P8"><text:span text:style-name="T5">N/A</text:span></text:p>
          </draw:text-box>
        </draw:frame>
        <draw:frame draw:style-name="gr48" draw:text-style-name="P9" draw:layer="layout" svg:width="1.044cm" svg:height="0.7cm" svg:x="11.829cm" svg:y="8.62cm">
          <draw:text-box>
            <text:p text:style-name="P8"><text:span text:style-name="T5">N/A</text:span></text:p>
          </draw:text-box>
        </draw:frame>
        <draw:frame draw:style-name="gr49" draw:text-style-name="P9" draw:layer="layout" svg:width="1.045cm" svg:height="0.7cm" svg:x="13.138cm" svg:y="8.62cm">
          <draw:text-box>
            <text:p text:style-name="P8"><text:span text:style-name="T5">N/A</text:span></text:p>
          </draw:text-box>
        </draw:frame>
        <draw:frame draw:style-name="gr49" draw:text-style-name="P9" draw:layer="layout" svg:width="1.045cm" svg:height="0.7cm" svg:x="14.166cm" svg:y="8.62cm">
          <draw:text-box>
            <text:p text:style-name="P8"><text:span text:style-name="T5">N/A</text:span></text:p>
          </draw:text-box>
        </draw:frame>
        <draw:frame draw:style-name="gr49" draw:text-style-name="P9" draw:layer="layout" svg:width="1.045cm" svg:height="0.7cm" svg:x="15.195cm" svg:y="8.62cm">
          <draw:text-box>
            <text:p text:style-name="P8"><text:span text:style-name="T5">N/A</text:span></text:p>
          </draw:text-box>
        </draw:frame>
        <draw:frame draw:style-name="gr45" draw:text-style-name="P9" draw:layer="layout" svg:width="1.043cm" svg:height="0.702cm" svg:x="12.58cm" svg:y="10.862cm">
          <draw:text-box>
            <text:p text:style-name="P8"><text:span text:style-name="T5">N/A</text:span></text:p>
          </draw:text-box>
        </draw:frame>
        <draw:frame draw:style-name="gr45" draw:text-style-name="P9" draw:layer="layout" svg:width="1.043cm" svg:height="0.702cm" svg:x="11.553cm" svg:y="10.862cm">
          <draw:text-box>
            <text:p text:style-name="P8"><text:span text:style-name="T5">N/A</text:span></text:p>
          </draw:text-box>
        </draw:frame>
        <draw:frame draw:style-name="gr45" draw:text-style-name="P9" draw:layer="layout" svg:width="1.043cm" svg:height="0.702cm" svg:x="13.61cm" svg:y="10.862cm">
          <draw:text-box>
            <text:p text:style-name="P8"><text:span text:style-name="T5">N/A</text:span></text:p>
          </draw:text-box>
        </draw:frame>
        <draw:frame draw:style-name="gr45" draw:text-style-name="P9" draw:layer="layout" svg:width="1.043cm" svg:height="0.702cm" svg:x="13.611cm" svg:y="14.134cm">
          <draw:text-box>
            <text:p text:style-name="P8"><text:span text:style-name="T5">N/A</text:span></text:p>
          </draw:text-box>
        </draw:frame>
        <draw:frame draw:style-name="gr45" draw:text-style-name="P9" draw:layer="layout" svg:width="1.043cm" svg:height="0.702cm" svg:x="12.584cm" svg:y="14.134cm">
          <draw:text-box>
            <text:p text:style-name="P8"><text:span text:style-name="T5">N/A</text:span></text:p>
          </draw:text-box>
        </draw:frame>
        <draw:frame draw:style-name="gr45" draw:text-style-name="P9" draw:layer="layout" svg:width="1.043cm" svg:height="0.702cm" svg:x="11.557cm" svg:y="14.134cm">
          <draw:text-box>
            <text:p text:style-name="P8"><text:span text:style-name="T5">N/A</text:span></text:p>
          </draw:text-box>
        </draw:frame>
        <draw:frame draw:style-name="gr45" draw:text-style-name="P9" draw:layer="layout" svg:width="1.043cm" svg:height="0.702cm" svg:x="13.312cm" svg:y="19.234cm">
          <draw:text-box>
            <text:p text:style-name="P8"><text:span text:style-name="T5">N/A</text:span></text:p>
          </draw:text-box>
        </draw:frame>
        <draw:frame draw:style-name="gr45" draw:text-style-name="P9" draw:layer="layout" svg:width="1.043cm" svg:height="0.702cm" svg:x="12.313cm" svg:y="19.234cm">
          <draw:text-box>
            <text:p text:style-name="P8"><text:span text:style-name="T5">N/A</text:span></text:p>
          </draw:text-box>
        </draw:frame>
        <draw:frame draw:style-name="gr45" draw:text-style-name="P9" draw:layer="layout" svg:width="1.043cm" svg:height="0.702cm" svg:x="11.314cm" svg:y="19.234cm">
          <draw:text-box>
            <text:p text:style-name="P8"><text:span text:style-name="T5">N/A</text:span></text:p>
          </draw:text-box>
        </draw:frame>
        <draw:frame draw:style-name="gr45" draw:text-style-name="P9" draw:layer="layout" svg:width="1.043cm" svg:height="0.702cm" svg:x="9.815cm" svg:y="17.834cm">
          <draw:text-box>
            <text:p text:style-name="P8"><text:span text:style-name="T5">N/A</text:span></text:p>
          </draw:text-box>
        </draw:frame>
        <draw:frame draw:style-name="gr45" draw:text-style-name="P9" draw:layer="layout" svg:width="1.043cm" svg:height="0.702cm" svg:x="8.816cm" svg:y="17.834cm">
          <draw:text-box>
            <text:p text:style-name="P8"><text:span text:style-name="T5">N/A</text:span></text:p>
          </draw:text-box>
        </draw:frame>
        <draw:frame draw:style-name="gr45" draw:text-style-name="P9" draw:layer="layout" svg:width="1.043cm" svg:height="0.702cm" svg:x="7.916cm" svg:y="17.834cm">
          <draw:text-box>
            <text:p text:style-name="P8"><text:span text:style-name="T5">N/A</text:span></text:p>
          </draw:text-box>
        </draw:frame>
        <draw:frame draw:style-name="gr45" draw:text-style-name="P9" draw:layer="layout" svg:width="1.043cm" svg:height="0.702cm" svg:x="7.917cm" svg:y="20.534cm">
          <draw:text-box>
            <text:p text:style-name="P8"><text:span text:style-name="T5">N/A</text:span></text:p>
          </draw:text-box>
        </draw:frame>
        <draw:frame draw:style-name="gr45" draw:text-style-name="P9" draw:layer="layout" svg:width="1.043cm" svg:height="0.702cm" svg:x="8.818cm" svg:y="20.534cm">
          <draw:text-box>
            <text:p text:style-name="P8"><text:span text:style-name="T5">N/A</text:span></text:p>
          </draw:text-box>
        </draw:frame>
        <draw:frame draw:style-name="gr45" draw:text-style-name="P9" draw:layer="layout" svg:width="1.043cm" svg:height="0.702cm" svg:x="9.819cm" svg:y="20.534cm">
          <draw:text-box>
            <text:p text:style-name="P8"><text:span text:style-name="T5">N/A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FranklinGothicDemi" svg:font-family="FranklinGothicDemi"/>
    <style:font-face style:name="FranklinGothicDemi1" svg:font-family="FranklinGothicDemi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Dotted_20_Grid" draw:display-name="Dotted Grid" xlink:href="Pictures/10000000000000080000000891CC5B4335A1319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2T22:54:19.773000000</meta:creation-date>
    <dc:date>2022-03-12T23:17:56.101000000</dc:date>
    <meta:editing-duration>PT19M36S</meta:editing-duration>
    <meta:editing-cycles>14</meta:editing-cycles>
    <meta:generator>LibreOffice/7.3.1.3$Windows_X86_64 LibreOffice_project/a69ca51ded25f3eefd52d7bf9a5fad8c90b87951</meta:generator>
    <meta:document-statistic meta:object-count="195"/>
  </office:meta>
</office:document-meta>
</file>